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92c07" officeooo:paragraph-rsid="00092c07"/>
    </style:style>
    <style:style style:name="P2" style:family="paragraph" style:parent-style-name="Standard">
      <style:text-properties officeooo:rsid="0009b297" officeooo:paragraph-rsid="0009b297"/>
    </style:style>
    <style:style style:name="P3" style:family="paragraph" style:parent-style-name="Standard">
      <style:text-properties style:text-position="0% 100%" fo:font-weight="bold" officeooo:rsid="000c5b69" officeooo:paragraph-rsid="000c5b69" style:font-weight-asian="bold" style:font-weight-complex="bold"/>
    </style:style>
    <style:style style:name="P4" style:family="paragraph" style:parent-style-name="Standard">
      <style:text-properties style:text-position="0% 100%" fo:font-weight="normal" officeooo:rsid="000c5b69" officeooo:paragraph-rsid="000c5b69" style:font-weight-asian="normal" style:font-weight-complex="normal"/>
    </style:style>
    <style:style style:name="P5" style:family="paragraph" style:parent-style-name="Standard">
      <style:text-properties style:text-position="0% 100%" fo:font-weight="normal" officeooo:rsid="000c9011" officeooo:paragraph-rsid="000c9011" style:font-weight-asian="normal" style:font-weight-complex="normal"/>
    </style:style>
    <style:style style:name="P6" style:family="paragraph" style:parent-style-name="Standard">
      <style:text-properties fo:font-weight="bold" officeooo:rsid="000c5b69" officeooo:paragraph-rsid="000c5b69" style:font-weight-asian="bold" style:font-weight-complex="bold"/>
    </style:style>
    <style:style style:name="P7" style:family="paragraph" style:parent-style-name="Standard">
      <style:text-properties fo:font-weight="bold" officeooo:rsid="000c9011" officeooo:paragraph-rsid="000c9011" style:font-weight-asian="bold" style:font-weight-complex="bold"/>
    </style:style>
    <style:style style:name="P8" style:family="paragraph" style:parent-style-name="Standard">
      <style:text-properties fo:font-weight="bold" officeooo:rsid="000ca924" officeooo:paragraph-rsid="000ca924" style:font-weight-asian="bold" style:font-weight-complex="bold"/>
    </style:style>
    <style:style style:name="P9" style:family="paragraph" style:parent-style-name="Standard">
      <style:text-properties fo:font-weight="normal" officeooo:rsid="000c9011" officeooo:paragraph-rsid="000c9011" style:font-weight-asian="normal" style:font-weight-complex="normal"/>
    </style:style>
    <style:style style:name="P10" style:family="paragraph" style:parent-style-name="Standard">
      <style:text-properties fo:font-weight="normal" officeooo:rsid="000ca924" officeooo:paragraph-rsid="000ca924" style:font-weight-asian="normal" style:font-weight-complex="normal"/>
    </style:style>
    <style:style style:name="T1" style:family="text">
      <style:text-properties style:text-position="super 58%"/>
    </style:style>
    <style:style style:name="T2" style:family="text">
      <style:text-properties style:text-position="super 58%" officeooo:rsid="0009b297"/>
    </style:style>
    <style:style style:name="T3" style:family="text">
      <style:text-properties style:text-position="super 58%" officeooo:rsid="000b3350"/>
    </style:style>
    <style:style style:name="T4" style:family="text">
      <style:text-properties style:text-position="0% 100%"/>
    </style:style>
    <style:style style:name="T5" style:family="text">
      <style:text-properties style:text-position="0% 100%" officeooo:rsid="0009b297"/>
    </style:style>
    <style:style style:name="T6" style:family="text">
      <style:text-properties style:text-position="0% 100%" officeooo:rsid="000b3350"/>
    </style:style>
    <style:style style:name="T7" style:family="text">
      <style:text-properties officeooo:rsid="000c9011"/>
    </style:style>
    <style:style style:name="T8" style:family="text">
      <style:text-properties officeooo:rsid="000ca9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ienvenido continuaremos hablando sobre los números complejos, y en esta ocasión hablaremos sobre operaciones algebracias con números complejos, primeramente veamos algo interesantes del número imaginario i, </text:p>
      <text:p text:style-name="P1"/>
      <text:p text:style-name="P1"><text:tab/><text:tab/><text:tab/><text:tab/><text:tab/><text:tab/>i<text:span text:style-name="T1">0</text:span><text:span text:style-name="T4">=1</text:span></text:p>
      <text:p text:style-name="P1"><text:span text:style-name="T4"><text:tab/><text:tab/><text:tab/><text:tab/><text:tab/><text:tab/>i</text:span><text:span text:style-name="T1">1 </text:span><text:span text:style-name="T4">= i</text:span></text:p>
      <text:p text:style-name="P1"><text:span text:style-name="T1"><text:tab/><text:tab/><text:tab/><text:tab/><text:tab/><text:tab/></text:span><text:span text:style-name="T4">i</text:span><text:span text:style-name="T1">2 </text:span><text:span text:style-name="T4">= -1</text:span></text:p>
      <text:p text:style-name="P1"><text:span text:style-name="T4">por lo que </text:span></text:p>
      <text:p text:style-name="P1"><text:span text:style-name="T4"><text:tab/><text:tab/><text:tab/><text:tab/><text:tab/><text:tab/> i</text:span><text:span text:style-name="T1">3</text:span><text:span text:style-name="T4">= i</text:span><text:span text:style-name="T1">2</text:span><text:span text:style-name="T4">i=(-1)i=-i</text:span></text:p>
      <text:p text:style-name="P1"><text:span text:style-name="T4"><text:tab/><text:tab/><text:tab/><text:tab/><text:tab/><text:tab/>i</text:span><text:span text:style-name="T1">4</text:span><text:span text:style-name="T4">= i</text:span><text:span text:style-name="T1">2</text:span><text:span text:style-name="T4">i</text:span><text:span text:style-name="T1">2</text:span><text:span text:style-name="T4">=(-1)(-1)=1</text:span></text:p>
      <text:p text:style-name="P1"><text:span text:style-name="T4"><text:tab/><text:tab/><text:tab/><text:tab/><text:tab/><text:tab/>i</text:span><text:span text:style-name="T1">5</text:span><text:span text:style-name="T4">= i</text:span><text:span text:style-name="T1">2</text:span><text:span text:style-name="T4">i</text:span><text:span text:style-name="T2">3</text:span><text:span text:style-name="T4">=(-1)</text:span><text:span text:style-name="T5">(-i)</text:span><text:span text:style-name="T4">=i</text:span></text:p>
      <text:p text:style-name="P1"><text:span text:style-name="T4"><text:tab/><text:tab/><text:tab/><text:tab/><text:tab/><text:tab/>i</text:span><text:span text:style-name="T1">6</text:span><text:span text:style-name="T4">= i</text:span><text:span text:style-name="T2">3</text:span><text:span text:style-name="T4">i</text:span><text:span text:style-name="T2">3</text:span><text:span text:style-name="T4">=(-</text:span><text:span text:style-name="T5">i</text:span><text:span text:style-name="T4">)</text:span><text:span text:style-name="T5">(-i)</text:span><text:span text:style-name="T4">=-1</text:span></text:p>
      <text:p text:style-name="P2"><text:span text:style-name="T4">si te fijas solo hay cuatro resultados posibles, 1,i,-1 y -i</text:span></text:p>
      <text:p text:style-name="P2"><text:span text:style-name="T4">sin embargo se vuelve un poco complejo cuando hablamos de potencias muy grandes como 254 o cualquier potencia muy elevada, por lo que haremos uso de un teorema, y te explicare un concepto que no es exclusivo de los números imaginarios, funciona en los reales </text:span><text:span text:style-name="T6">también</text:span><text:span text:style-name="T4"> sin problema, el concepto es el de modulo, </text:span><text:span text:style-name="T6">expresado con mod, no es otra cosa que el residuo de una multiplicación, por ejemplo 10mod3 es igual a 1 ya que al dividir 10/3 el resultado es 3 pero sobra como residuo 1, así con cualquier numero por ejemplo 210mod4=2. Dicho esto el teorema que nos facilita la vida es </text:span></text:p>
      <text:p text:style-name="P2"><text:span text:style-name="T6"/></text:p>
      <text:p text:style-name="P2"><text:span text:style-name="T6"><text:tab/><text:tab/><text:tab/><text:tab/><text:tab/><text:tab/>i</text:span><text:span text:style-name="T3">m</text:span><text:span text:style-name="T6">=i</text:span><text:span text:style-name="T3">mmod4</text:span></text:p>
      <text:p text:style-name="P3">NOTA EL TEOREMA EN REALIDAD NO SE COMO DEMOSTRARLO PERO LO AVERIGUARE</text:p>
      <text:p text:style-name="P3"/>
      <text:p text:style-name="P4">de modo que no importa que tan grande sea la potencia nos quedara como i elevada a 0, 1, 2 o 3</text:p>
      <text:p text:style-name="P4">por ejemplo </text:p>
      <text:p text:style-name="P4"/>
      <text:p text:style-name="P4"><text:tab/><text:tab/><text:tab/><text:tab/><text:tab/><text:tab/>i<text:span text:style-name="T1">451</text:span>=i<text:span text:style-name="T1">451mod4</text:span>=i<text:span text:style-name="T1">3</text:span>=-i</text:p>
      <text:p text:style-name="P4"/>
      <text:p text:style-name="P5">bien de este modo ya tenemos resuelto problemas con potencias grandes, y antes de explicar las operaciones aritmeticas, quiero explicar dos conceptos más el primero es muy obvio, pero para dejarlo claro dos números complejos son iguales si sus partes reales son iguales y sus imaginarias son iguales, es decir z1=z2 si Rez1=Rez2 e Imz1=Imz2, el siguiente concepto es el de conjugado de un número complejo, <text:span text:style-name="T8">y el conjugado es un simple cambio de signo en la parte imaginaria así</text:span></text:p>
      <text:p text:style-name="P5"><text:tab/><text:tab/><text:tab/><text:tab/><text:tab/><text:span text:style-name="T8">si z=a+bi</text:span></text:p>
      <text:p text:style-name="P5"><text:tab/><text:tab/><text:tab/><text:tab/><text:tab/><text:span text:style-name="T8">conjugadoz=a-bi</text:span></text:p>
      <text:p text:style-name="P5"/>
      <text:p text:style-name="P4">muy bien pues ahora veamos como realizar operaciones algebraicas con números complejos. </text:p>
      <text:p text:style-name="P4"/>
      <text:p text:style-name="P4">La suma y la resta no tiene ningún problema basta con sumar o restar parte real con real e imaginaria con imaginaria, <text:span text:style-name="T7">es exactamente lo mismo que la suma algebraica de polinomios.</text:span></text:p>
      <text:p text:style-name="P4"/>
      <text:p text:style-name="P6">DAR EJEMPLOS ESCRITOS EN ESTE FORMATO ES MUY COMPLICADO</text:p>
      <text:p text:style-name="P6"/>
      <text:p text:style-name="P9">para la multiplicación solo hay que aplicar la <text:span text:style-name="T8">distributividad</text:span> de la multiplicación y recordar las propiedades del número imaginario, se vera más claro en el ejemplo.</text:p>
      <text:p text:style-name="P9"/>
      <text:p text:style-name="P7">DAR EJEMPLO ESCRITO <text:span text:style-name="T8">TAMBIÉN</text:span> </text:p>
      <text:p text:style-name="P7"/>
      <text:p text:style-name="P9"><text:soft-page-break/>y para la división <text:span text:style-name="T8">habrá que hacer uso del conjugado de un número complejo multiplicando el conjugado del denominador tanto al numerador como al mismo denominador. </text:span></text:p>
      <text:p text:style-name="P9"/>
      <text:p text:style-name="P8">EXPLICAR ESTO EN ESCRITO RECUERDA DECIR QUE SE TRATA DE LA EXISTENCIA DE LA UNIDAD MULTIPLICATIVA Y DAR EJEMPLOS.</text:p>
      <text:p text:style-name="P8"/>
      <text:p text:style-name="P10">Bien con esto terminamos los números complejos, más adelante los volveremos a ver en otros temas, aun así recuerda que este tema es más complejo de lo que yo he explicado de momento, y claro que si te parece interesantes no dudes en revisar libros o artículos sobre el te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9T10:49:23.574000000</meta:creation-date>
    <dc:date>2019-04-19T11:58:42.738000000</dc:date>
    <meta:editing-duration>PT55S</meta:editing-duration>
    <meta:editing-cycles>1</meta:editing-cycles>
    <meta:document-statistic meta:table-count="0" meta:image-count="0" meta:object-count="0" meta:page-count="2" meta:paragraph-count="27" meta:word-count="459" meta:character-count="2786" meta:non-whitespace-character-count="2282"/>
    <meta:generator>LibreOffice/6.1.1.2$Windows_X86_64 LibreOffice_project/5d19a1bfa650b796764388cd8b33a5af1f5baa1b</meta:generator>
  </office:meta>
</office:document-meta>
</file>